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[.I2]" style:apply-style-name="Good" style:base-cell-address="Portafolio.H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^K</text:p>
          </table:table-cell>
          <table:table-cell office:value-type="string" calcext:value-type="string">
            <text:p>J(X^K)</text:p>
          </table:table-cell>
          <table:table-cell table:number-columns-repeated="2"/>
          <table:table-cell office:value-type="string" calcext:value-type="string">
            <text:p>F(X^K)</text:p>
          </table:table-cell>
          <table:table-cell office:value-type="string" calcext:value-type="string">
            <text:p>E_a</text:p>
          </table:table-cell>
          <table:table-cell office:value-type="string" calcext:value-type="string">
            <text:p>E_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(2 * [.B2])-1" office:value-type="float" office:value="-3" calcext:value-type="float">
            <text:p>-3</text:p>
          </table:table-cell>
          <table:table-cell table:formula="of:=(2 * [.B3])" office:value-type="float" office:value="0" calcext:value-type="float">
            <text:p>0</text:p>
          </table:table-cell>
          <table:table-cell table:formula="of:=(2 * [.B4])" office:value-type="float" office:value="4" calcext:value-type="float">
            <text:p>4</text:p>
          </table:table-cell>
          <table:table-cell table:formula="of:=POWER([.B2];2)-[.B2]+POWER([.B3];2)+POWER([.B4];2)-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2 * [.B2])" office:value-type="float" office:value="-2" calcext:value-type="float">
            <text:p>-2</text:p>
          </table:table-cell>
          <table:table-cell table:formula="of:=(2 * [.B3]) -1" office:value-type="float" office:value="-1" calcext:value-type="float">
            <text:p>-1</text:p>
          </table:table-cell>
          <table:table-cell table:formula="of:=(2 * [.B4])" office:value-type="float" office:value="4" calcext:value-type="float">
            <text:p>4</text:p>
          </table:table-cell>
          <table:table-cell table:formula="of:=POWER([.B2];2)+POWER([.B3];2)-[.B3]+POWER([.B4];2)-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2 * [.B2])" office:value-type="float" office:value="-2" calcext:value-type="float">
            <text:p>-2</text:p>
          </table:table-cell>
          <table:table-cell table:formula="of:=(2 * [.B3])" office:value-type="float" office:value="0" calcext:value-type="float">
            <text:p>0</text:p>
          </table:table-cell>
          <table:table-cell table:formula="of:=(2 * [.B4]) + 1" office:value-type="float" office:value="5" calcext:value-type="float">
            <text:p>5</text:p>
          </table:table-cell>
          <table:table-cell table:formula="of:=POWER([.B2];2)+POWER([.B3];2)+POWER([.B4];2)+[.B4]-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([.B2:.B4])-(MMULT(MINVERSE([.C2:.E4]);[.F2:.F4]))" office:value-type="float" office:value="-0.857142857142857" calcext:value-type="float">
            <text:p>-0.857142857142857</text:p>
          </table:table-cell>
          <table:table-cell table:formula="of:=(2 * [.B5])-1" office:value-type="float" office:value="-2.71428571428571" calcext:value-type="float">
            <text:p>-2.71428571428571</text:p>
          </table:table-cell>
          <table:table-cell table:formula="of:=(2 * [.B6])" office:value-type="float" office:value="0.285714285714286" calcext:value-type="float">
            <text:p>0.285714285714286</text:p>
          </table:table-cell>
          <table:table-cell table:formula="of:=(2 * [.B7])" office:value-type="float" office:value="3.71428571428571" calcext:value-type="float">
            <text:p>3.71428571428571</text:p>
          </table:table-cell>
          <table:table-cell table:formula="of:=POWER([.B5];2)-[.B5]+POWER([.B6];2)+POWER([.B7];2)-5" office:value-type="float" office:value="0.0612244897959187" calcext:value-type="float">
            <text:p>0.0612244897959187</text:p>
          </table:table-cell>
          <table:table-cell table:formula="of:=SQRT(POWER([.C5]-[.C2];2)+POWER([.C6]-[.C3];2)+POWER([.C7]-[.C4];2))" office:value-type="float" office:value="0.494871659305394" calcext:value-type="float">
            <text:p>0.494871659305394</text:p>
          </table:table-cell>
          <table:table-cell table:formula="of:=[.G5]/(SQRT(POWER([.B5];2)+POWER([.B6];2)+POWER([.B7];2)))" office:value-type="float" office:value="0.241355396012739" calcext:value-type="float">
            <text:p>0.241355396012739</text:p>
          </table:table-cell>
        </table:table-row>
        <table:table-row table:style-name="ro1">
          <table:table-cell/>
          <table:table-cell office:value-type="float" office:value="0.142857142857143" calcext:value-type="float">
            <text:p>0.142857142857143</text:p>
          </table:table-cell>
          <table:table-cell table:formula="of:=(2 * [.B5])" office:value-type="float" office:value="-1.71428571428571" calcext:value-type="float">
            <text:p>-1.71428571428571</text:p>
          </table:table-cell>
          <table:table-cell table:formula="of:=(2 * [.B6]) -1" office:value-type="float" office:value="-0.714285714285714" calcext:value-type="float">
            <text:p>-0.714285714285714</text:p>
          </table:table-cell>
          <table:table-cell table:formula="of:=(2 * [.B7])" office:value-type="float" office:value="3.71428571428571" calcext:value-type="float">
            <text:p>3.71428571428571</text:p>
          </table:table-cell>
          <table:table-cell table:formula="of:=POWER([.B5];2)+POWER([.B6];2)-[.B6]+POWER([.B7];2)-4" office:value-type="float" office:value="0.0612244897959187" calcext:value-type="float">
            <text:p>0.06122448979591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5714285714286" calcext:value-type="float">
            <text:p>1.85714285714286</text:p>
          </table:table-cell>
          <table:table-cell table:formula="of:=(2 * [.B5])" office:value-type="float" office:value="-1.71428571428571" calcext:value-type="float">
            <text:p>-1.71428571428571</text:p>
          </table:table-cell>
          <table:table-cell table:formula="of:=(2 * [.B6])" office:value-type="float" office:value="0.285714285714286" calcext:value-type="float">
            <text:p>0.285714285714286</text:p>
          </table:table-cell>
          <table:table-cell table:formula="of:=(2 * [.B7]) + 1" office:value-type="float" office:value="4.71428571428571" calcext:value-type="float">
            <text:p>4.71428571428571</text:p>
          </table:table-cell>
          <table:table-cell table:formula="of:=POWER([.B5];2)+POWER([.B6];2)+POWER([.B7];2)+[.B7]-6" office:value-type="float" office:value="0.0612244897959187" calcext:value-type="float">
            <text:p>0.06122448979591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3" table:formula="of:=([.B5:.B7])-(MMULT(MINVERSE([.C5:.E7]);[.F5:.F7]))" office:value-type="float" office:value="-0.847176079734219" calcext:value-type="float">
            <text:p>-0.847176079734219</text:p>
          </table:table-cell>
          <table:table-cell table:formula="of:=(2 * [.B8])-1" office:value-type="float" office:value="-2.69435215946844" calcext:value-type="float">
            <text:p>-2.69435215946844</text:p>
          </table:table-cell>
          <table:table-cell table:formula="of:=(2 * [.B9])" office:value-type="float" office:value="0.305647840531562" calcext:value-type="float">
            <text:p>0.305647840531562</text:p>
          </table:table-cell>
          <table:table-cell table:formula="of:=(2 * [.B10])" office:value-type="float" office:value="3.69435215946844" calcext:value-type="float">
            <text:p>3.69435215946844</text:p>
          </table:table-cell>
          <table:table-cell table:formula="of:=POWER([.B8];2)-[.B8]+POWER([.B9];2)+POWER([.B10];2)-5" office:value-type="float" office:value="0.000298009955740142" calcext:value-type="float">
            <text:p>0.000298009955740142</text:p>
          </table:table-cell>
          <table:table-cell table:formula="of:=SQRT(POWER([.C8]-[.C5];2)+POWER([.C9]-[.C6];2)+POWER([.C10]-[.C7];2))" office:value-type="float" office:value="0.0345259297189813" calcext:value-type="float">
            <text:p>0.0345259297189813</text:p>
          </table:table-cell>
          <table:table-cell table:formula="of:=[.G8]/(SQRT(POWER([.B8];2)+POWER([.B9];2)+POWER([.B10];2)))" office:value-type="float" office:value="0.0169417411265398" calcext:value-type="float">
            <text:p>0.0169417411265398</text:p>
          </table:table-cell>
        </table:table-row>
        <table:table-row table:style-name="ro1">
          <table:table-cell/>
          <table:table-cell office:value-type="float" office:value="0.152823920265781" calcext:value-type="float">
            <text:p>0.152823920265781</text:p>
          </table:table-cell>
          <table:table-cell table:formula="of:=(2 * [.B8])" office:value-type="float" office:value="-1.69435215946844" calcext:value-type="float">
            <text:p>-1.69435215946844</text:p>
          </table:table-cell>
          <table:table-cell table:formula="of:=(2 * [.B9]) -1" office:value-type="float" office:value="-0.694352159468438" calcext:value-type="float">
            <text:p>-0.694352159468438</text:p>
          </table:table-cell>
          <table:table-cell table:formula="of:=(2 * [.B10])" office:value-type="float" office:value="3.69435215946844" calcext:value-type="float">
            <text:p>3.69435215946844</text:p>
          </table:table-cell>
          <table:table-cell table:formula="of:=POWER([.B8];2)+POWER([.B9];2)-[.B9]+POWER([.B10];2)-4" office:value-type="float" office:value="0.000298009955740142" calcext:value-type="float">
            <text:p>0.000298009955740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4717607973422" calcext:value-type="float">
            <text:p>1.84717607973422</text:p>
          </table:table-cell>
          <table:table-cell table:formula="of:=(2 * [.B8])" office:value-type="float" office:value="-1.69435215946844" calcext:value-type="float">
            <text:p>-1.69435215946844</text:p>
          </table:table-cell>
          <table:table-cell table:formula="of:=(2 * [.B9])" office:value-type="float" office:value="0.305647840531562" calcext:value-type="float">
            <text:p>0.305647840531562</text:p>
          </table:table-cell>
          <table:table-cell table:formula="of:=(2 * [.B10]) + 1" office:value-type="float" office:value="4.69435215946844" calcext:value-type="float">
            <text:p>4.69435215946844</text:p>
          </table:table-cell>
          <table:table-cell table:formula="of:=POWER([.B8];2)+POWER([.B9];2)+POWER([.B10];2)+[.B10]-6" office:value-type="float" office:value="0.000298009955740142" calcext:value-type="float">
            <text:p>0.0002980099557401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matrix-columns-spanned="1" table:number-matrix-rows-spanned="3" table:formula="of:=([.B8:.B10])-(MMULT(MINVERSE([.C8:.E10]);[.F8:.F10]))" office:value-type="float" office:value="-0.847127089566727" calcext:value-type="float">
            <text:p>-0.847127089566727</text:p>
          </table:table-cell>
          <table:table-cell table:formula="of:=(2 * [.B11])-1" office:value-type="float" office:value="-2.69425417913345" calcext:value-type="float">
            <text:p>-2.69425417913345</text:p>
          </table:table-cell>
          <table:table-cell table:formula="of:=(2 * [.B12])" office:value-type="float" office:value="0.305745820866546" calcext:value-type="float">
            <text:p>0.305745820866546</text:p>
          </table:table-cell>
          <table:table-cell table:formula="of:=(2 * [.B13])" office:value-type="float" office:value="3.69425417913345" calcext:value-type="float">
            <text:p>3.69425417913345</text:p>
          </table:table-cell>
          <table:table-cell table:formula="of:=POWER([.B11];2)-[.B11]+POWER([.B12];2)+POWER([.B13];2)-5" office:value-type="float" office:value="0.0000000072001089535" calcext:value-type="float">
            <text:p>7.20010895349788E-09</text:p>
          </table:table-cell>
          <table:table-cell table:formula="of:=SQRT(POWER([.C11]-[.C8];2)+POWER([.C12]-[.C9];2)+POWER([.C13]-[.C10];2))" office:value-type="float" office:value="0.000169706918334556" calcext:value-type="float">
            <text:p>0.000169706918334556</text:p>
          </table:table-cell>
          <table:table-cell table:formula="of:=[.G11]/(SQRT(POWER([.B11];2)+POWER([.B12];2)+POWER([.B13];2)))" office:value-type="float" office:value="0.0000832770297143451" calcext:value-type="float">
            <text:p>8.32770297143451E-05</text:p>
          </table:table-cell>
        </table:table-row>
        <table:table-row table:style-name="ro1">
          <table:table-cell/>
          <table:table-cell office:value-type="float" office:value="0.152872910433273" calcext:value-type="float">
            <text:p>0.152872910433273</text:p>
          </table:table-cell>
          <table:table-cell table:formula="of:=(2 * [.B11])" office:value-type="float" office:value="-1.69425417913345" calcext:value-type="float">
            <text:p>-1.69425417913345</text:p>
          </table:table-cell>
          <table:table-cell table:formula="of:=(2 * [.B12]) -1" office:value-type="float" office:value="-0.694254179133454" calcext:value-type="float">
            <text:p>-0.694254179133454</text:p>
          </table:table-cell>
          <table:table-cell table:formula="of:=(2 * [.B13])" office:value-type="float" office:value="3.69425417913345" calcext:value-type="float">
            <text:p>3.69425417913345</text:p>
          </table:table-cell>
          <table:table-cell table:formula="of:=POWER([.B11];2)+POWER([.B12];2)-[.B12]+POWER([.B13];2)-4" office:value-type="float" office:value="0.0000000072001089535" calcext:value-type="float">
            <text:p>7.20010895349788E-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4712708956673" calcext:value-type="float">
            <text:p>1.84712708956673</text:p>
          </table:table-cell>
          <table:table-cell table:formula="of:=(2 * [.B11])" office:value-type="float" office:value="-1.69425417913345" calcext:value-type="float">
            <text:p>-1.69425417913345</text:p>
          </table:table-cell>
          <table:table-cell table:formula="of:=(2 * [.B12])" office:value-type="float" office:value="0.305745820866546" calcext:value-type="float">
            <text:p>0.305745820866546</text:p>
          </table:table-cell>
          <table:table-cell table:formula="of:=(2 * [.B13]) + 1" office:value-type="float" office:value="4.69425417913346" calcext:value-type="float">
            <text:p>4.69425417913346</text:p>
          </table:table-cell>
          <table:table-cell table:formula="of:=POWER([.B11];2)+POWER([.B12];2)+POWER([.B13];2)+[.B13]-6" office:value-type="float" office:value="0.0000000072001089535" calcext:value-type="float">
            <text:p>7.20010895349788E-09</text:p>
          </table:table-cell>
          <table:table-cell table:number-columns-repeated="2"/>
        </table:table-row>
      </table:table>
      <table:table table:name="Portafolio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^K</text:p>
          </table:table-cell>
          <table:table-cell office:value-type="string" calcext:value-type="string">
            <text:p>J(X^K)</text:p>
          </table:table-cell>
          <table:table-cell table:number-columns-repeated="2"/>
          <table:table-cell office:value-type="string" calcext:value-type="string">
            <text:p>F(X^K)</text:p>
          </table:table-cell>
          <table:table-cell office:value-type="string" calcext:value-type="string">
            <text:p>E_a</text:p>
          </table:table-cell>
          <table:table-cell office:value-type="string" calcext:value-type="string">
            <text:p>E_r</text:p>
          </table:table-cell>
          <table:table-cell table:number-columns-repeated="2" office:value-type="string" calcext:value-type="string">
            <text:p>toleranc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^K</text:p>
          </table:table-cell>
          <table:table-cell office:value-type="string" calcext:value-type="string">
            <text:p>J(X^K)</text:p>
          </table:table-cell>
          <table:table-cell table:number-columns-repeated="2"/>
          <table:table-cell office:value-type="string" calcext:value-type="string">
            <text:p>F(X^K)</text:p>
          </table:table-cell>
          <table:table-cell office:value-type="string" calcext:value-type="string">
            <text:p>E_a</text:p>
          </table:table-cell>
          <table:table-cell office:value-type="string" calcext:value-type="string">
            <text:p>E_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2 * [.B2]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(4 * [.B4])" office:value-type="float" office:value="8" calcext:value-type="float">
            <text:p>8</text:p>
          </table:table-cell>
          <table:table-cell table:formula="of:=POWER([.B2];2) + (2 * POWER([.B4];2)+[.B3]-10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table:formula="of:=(2 * [.L2])" office:value-type="float" office:value="-2.5" calcext:value-type="float">
            <text:p>-2.5</text:p>
          </table:table-cell>
          <table:table-cell table:formula="of:=1" office:value-type="float" office:value="1" calcext:value-type="float">
            <text:p>1</text:p>
          </table:table-cell>
          <table:table-cell table:formula="of:=(4 * [.L4])" office:value-type="float" office:value="8" calcext:value-type="float">
            <text:p>8</text:p>
          </table:table-cell>
          <table:table-cell table:formula="of:=POWER([.L2];2) + (2 * POWER([.L4];2)+[.L3]-10)" office:value-type="float" office:value="-1.1875" calcext:value-type="float">
            <text:p>-1.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B2])-(6 * [.B3])+[.B4]" office:value-type="float" office:value="1" calcext:value-type="float">
            <text:p>1</text:p>
          </table:table-cell>
          <table:table-cell table:number-columns-repeated="5"/>
          <table:table-cell office:value-type="float" office:value="-0.75" calcext:value-type="float">
            <text:p>-0.75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L2])-(6 * [.L3])+[.L4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(2 * [.B2])" office:value-type="float" office:value="-2" calcext:value-type="float">
            <text:p>-2</text:p>
          </table:table-cell>
          <table:table-cell table:formula="of:=-(2 * [.B3])" office:value-type="float" office:value="-2" calcext:value-type="float">
            <text:p>-2</text:p>
          </table:table-cell>
          <table:table-cell table:formula="of:=1" office:value-type="float" office:value="1" calcext:value-type="float">
            <text:p>1</text:p>
          </table:table-cell>
          <table:table-cell table:formula="of:=[.B4]-POWER([.B2];2)-POWER([.B3];2)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-(2 * [.L2])" office:value-type="float" office:value="2.5" calcext:value-type="float">
            <text:p>2.5</text:p>
          </table:table-cell>
          <table:table-cell table:formula="of:=-(2 * [.L3])" office:value-type="float" office:value="1.5" calcext:value-type="float">
            <text:p>1.5</text:p>
          </table:table-cell>
          <table:table-cell table:formula="of:=1" office:value-type="float" office:value="1" calcext:value-type="float">
            <text:p>1</text:p>
          </table:table-cell>
          <table:table-cell table:formula="of:=[.L4]-POWER([.L2];2)-POWER([.L3];2)" office:value-type="float" office:value="-0.125" calcext:value-type="float">
            <text:p>-0.1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([.B2:.B4])-MMULT(MINVERSE([.C2:.E4]);[.F2:.F4])" office:value-type="float" office:value="0.910994764397906" calcext:value-type="float">
            <text:p>0.910994764397906</text:p>
          </table:table-cell>
          <table:table-cell table:formula="of:=(2 * [.B5])" office:value-type="float" office:value="1.82198952879581" calcext:value-type="float">
            <text:p>1.82198952879581</text:p>
          </table:table-cell>
          <table:table-cell table:formula="of:=1" office:value-type="float" office:value="1" calcext:value-type="float">
            <text:p>1</text:p>
          </table:table-cell>
          <table:table-cell table:formula="of:=(4 * [.B7])" office:value-type="float" office:value="8.04188481675393" calcext:value-type="float">
            <text:p>8.04188481675393</text:p>
          </table:table-cell>
          <table:table-cell table:formula="of:=POWER([.B5];2) + (2 * POWER([.B7];2)+[.B6]-10)" office:value-type="float" office:value="0.00814122419889751" calcext:value-type="float">
            <text:p>0.00814122419889751</text:p>
          </table:table-cell>
          <table:table-cell table:formula="of:=SQRT(POWER([.B5]-[.B2];2)+POWER([.B6]-[.B3];2)+POWER([.B7]-[.B4];2))" office:value-type="float" office:value="0.130049658098159" calcext:value-type="float">
            <text:p>0.130049658098159</text:p>
          </table:table-cell>
          <table:table-cell table:style-name="ce1" table:formula="of:=[.G5]/(SQRT(POWER([.B5];2)+POWER([.B6];2)+POWER([.B7];2)))" office:value-type="float" office:value="0.0527887069092642" calcext:value-type="float">
            <text:p>0.05278870690926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([.L2:.L4])-MMULT(MINVERSE([.M2:.O4]);[.P2:.P4])" office:value-type="float" office:value="-1.2781847133758" calcext:value-type="float">
            <text:p>-1.2781847133758</text:p>
          </table:table-cell>
          <table:table-cell table:formula="of:=(2 * [.L5])" office:value-type="float" office:value="-2.55636942675159" calcext:value-type="float">
            <text:p>-2.55636942675159</text:p>
          </table:table-cell>
          <table:table-cell table:formula="of:=1" office:value-type="float" office:value="1" calcext:value-type="float">
            <text:p>1</text:p>
          </table:table-cell>
          <table:table-cell table:formula="of:=(4 * [.L7])" office:value-type="float" office:value="8.53821656050955" calcext:value-type="float">
            <text:p>8.53821656050955</text:p>
          </table:table-cell>
          <table:table-cell table:formula="of:=POWER([.L5];2) + (2 * POWER([.L7];2)+[.L6]-10)" office:value-type="float" office:value="0.0370040113189167" calcext:value-type="float">
            <text:p>0.0370040113189167</text:p>
          </table:table-cell>
          <table:table-cell table:formula="of:=SQRT(POWER([.L5]-[.L2];2)+POWER([.L6]-[.L3];2)+POWER([.L7]-[.L4];2))" office:value-type="float" office:value="0.143345625944509" calcext:value-type="float">
            <text:p>0.143345625944509</text:p>
          </table:table-cell>
          <table:table-cell table:formula="of:=[.Q5]/(SQRT(POWER([.L5];2)+POWER([.L6];2)+POWER([.L7];2)))" office:value-type="float" office:value="0.0554068798523752" calcext:value-type="float">
            <text:p>0.0554068798523752</text:p>
          </table:table-cell>
        </table:table-row>
        <table:table-row table:style-name="ro1">
          <table:table-cell/>
          <table:table-cell office:value-type="float" office:value="1.09424083769634" calcext:value-type="float">
            <text:p>1.09424083769634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B5])-(6 * [.B6])+[.B7]" office:value-type="float" office:value="0" calcext:value-type="float">
            <text:p>0</text:p>
          </table:table-cell>
          <table:table-cell table:number-columns-repeated="5"/>
          <table:table-cell office:value-type="float" office:value="-0.709394904458599" calcext:value-type="float">
            <text:p>-0.709394904458599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L5])-(6 * [.L6])+[.L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1047120418848" calcext:value-type="float">
            <text:p>2.01047120418848</text:p>
          </table:table-cell>
          <table:table-cell table:formula="of:=-(2 * [.B5])" office:value-type="float" office:value="-1.82198952879581" calcext:value-type="float">
            <text:p>-1.82198952879581</text:p>
          </table:table-cell>
          <table:table-cell table:formula="of:=-(2 * [.B6])" office:value-type="float" office:value="-2.18848167539267" calcext:value-type="float">
            <text:p>-2.18848167539267</text:p>
          </table:table-cell>
          <table:table-cell table:formula="of:=1" office:value-type="float" office:value="1" calcext:value-type="float">
            <text:p>1</text:p>
          </table:table-cell>
          <table:table-cell table:formula="of:=[.B7]-POWER([.B5];2)-POWER([.B6];2)" office:value-type="float" office:value="-0.0168032674542913" calcext:value-type="float">
            <text:p>-0.0168032674542913</text:p>
          </table:table-cell>
          <table:table-cell table:number-columns-repeated="5"/>
          <table:table-cell office:value-type="float" office:value="2.13455414012739" calcext:value-type="float">
            <text:p>2.13455414012739</text:p>
          </table:table-cell>
          <table:table-cell table:formula="of:=-(2 * [.L5])" office:value-type="float" office:value="2.55636942675159" calcext:value-type="float">
            <text:p>2.55636942675159</text:p>
          </table:table-cell>
          <table:table-cell table:formula="of:=-(2 * [.L6])" office:value-type="float" office:value="1.4187898089172" calcext:value-type="float">
            <text:p>1.4187898089172</text:p>
          </table:table-cell>
          <table:table-cell table:formula="of:=1" office:value-type="float" office:value="1" calcext:value-type="float">
            <text:p>1</text:p>
          </table:table-cell>
          <table:table-cell table:formula="of:=[.L7]-POWER([.L5];2)-POWER([.L6];2)" office:value-type="float" office:value="-0.00244315185200228" calcext:value-type="float">
            <text:p>-0.002443151852002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3" table:formula="of:=([.B5:.B7])-MMULT(MINVERSE([.C5:.E7]);[.F5:.F7])" office:value-type="float" office:value="0.906468063413614" calcext:value-type="float">
            <text:p>0.906468063413614</text:p>
          </table:table-cell>
          <table:table-cell table:formula="of:=(2 * [.B8])" office:value-type="float" office:value="1.81293612682723" calcext:value-type="float">
            <text:p>1.81293612682723</text:p>
          </table:table-cell>
          <table:table-cell table:formula="of:=1" office:value-type="float" office:value="1" calcext:value-type="float">
            <text:p>1</text:p>
          </table:table-cell>
          <table:table-cell table:formula="of:=(4 * [.B10])" office:value-type="float" office:value="8.04377485955748" calcext:value-type="float">
            <text:p>8.04377485955748</text:p>
          </table:table-cell>
          <table:table-cell table:formula="of:=POWER([.B8];2) + (2 * POWER([.B10];2)+[.B9]-10)" office:value-type="float" office:value="0.0000209375545251467" calcext:value-type="float">
            <text:p>2.09375545251467E-05</text:p>
          </table:table-cell>
          <table:table-cell table:formula="of:=SQRT(POWER([.B8]-[.B5];2)+POWER([.B9]-[.B6];2)+POWER([.B10]-[.B7];2))" office:value-type="float" office:value="0.00586141819854211" calcext:value-type="float">
            <text:p>0.00586141819854211</text:p>
          </table:table-cell>
          <table:table-cell table:formula="of:=[.G8]/(SQRT(POWER([.B8];2)+POWER([.B9];2)+POWER([.B10];2)))" office:value-type="float" office:value="0.00238204635217731" calcext:value-type="float">
            <text:p>0.002382046352177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09054733865957" calcext:value-type="float">
            <text:p>1.09054733865957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B8])-(6 * [.B9])+[.B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094371488937" calcext:value-type="float">
            <text:p>2.01094371488937</text:p>
          </table:table-cell>
          <table:table-cell table:formula="of:=-(2 * [.B8])" office:value-type="float" office:value="-1.81293612682723" calcext:value-type="float">
            <text:p>-1.81293612682723</text:p>
          </table:table-cell>
          <table:table-cell table:formula="of:=-(2 * [.B9])" office:value-type="float" office:value="-2.18109467731915" calcext:value-type="float">
            <text:p>-2.18109467731915</text:p>
          </table:table-cell>
          <table:table-cell table:formula="of:=1" office:value-type="float" office:value="1" calcext:value-type="float">
            <text:p>1</text:p>
          </table:table-cell>
          <table:table-cell table:formula="of:=[.B10]-POWER([.B8];2)-POWER([.B9];2)" office:value-type="float" office:value="-0.0000341329569357729" calcext:value-type="float">
            <text:p>-3.41329569357729E-0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matrix-columns-spanned="1" table:number-matrix-rows-spanned="3" table:formula="of:=([.B8:.B10])-MMULT(MINVERSE([.C8:.E10]);[.F8:.F10])" office:value-type="float" office:value="0.906458741396348" calcext:value-type="float">
            <text:p>0.906458741396348</text:p>
          </table:table-cell>
          <table:table-cell table:formula="of:=(2 * [.B11])" office:value-type="float" office:value="1.8129174827927" calcext:value-type="float">
            <text:p>1.8129174827927</text:p>
          </table:table-cell>
          <table:table-cell table:formula="of:=1" office:value-type="float" office:value="1" calcext:value-type="float">
            <text:p>1</text:p>
          </table:table-cell>
          <table:table-cell table:formula="of:=(4 * [.B13])" office:value-type="float" office:value="8.04377667725026" calcext:value-type="float">
            <text:p>8.04377667725026</text:p>
          </table:table-cell>
          <table:table-cell table:formula="of:=POWER([.B11];2) + (2 * POWER([.B13];2)+[.B12]-10)" office:value-type="float" office:value="0.00000000008731193546" calcext:value-type="float">
            <text:p>8.7311935459411E-11</text:p>
          </table:table-cell>
          <table:table-cell table:formula="of:=SQRT(POWER([.B11]-[.B8];2)+POWER([.B12]-[.B9];2)+POWER([.B13]-[.B10];2))" office:value-type="float" office:value="0.0000120947411293877" calcext:value-type="float">
            <text:p>1.20947411293877E-05</text:p>
          </table:table-cell>
          <table:table-cell table:formula="of:=[.G11]/(SQRT(POWER([.B11];2)+POWER([.B12];2)+POWER([.B13];2)))" office:value-type="float" office:value="0.00000491524555801343" calcext:value-type="float">
            <text:p>4.91524555801343E-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09053964604905" calcext:value-type="float">
            <text:p>1.09053964604905</text:p>
          </table:table-cell>
          <table:table-cell table:formula="of:=5" office:value-type="float" office:value="5" calcext:value-type="float">
            <text:p>5</text:p>
          </table:table-cell>
          <table:table-cell table:formula="of:=-6" office:value-type="float" office:value="-6" calcext:value-type="float">
            <text:p>-6</text:p>
          </table:table-cell>
          <table:table-cell table:formula="of:=1" office:value-type="float" office:value="1" calcext:value-type="float">
            <text:p>1</text:p>
          </table:table-cell>
          <table:table-cell table:formula="of:=(5 * [.B11])-(6 * [.B12])+[.B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094416931257" calcext:value-type="float">
            <text:p>2.01094416931257</text:p>
          </table:table-cell>
          <table:table-cell table:formula="of:=-(2 * [.B11])" office:value-type="float" office:value="-1.8129174827927" calcext:value-type="float">
            <text:p>-1.8129174827927</text:p>
          </table:table-cell>
          <table:table-cell table:formula="of:=-(2 * [.B12])" office:value-type="float" office:value="-2.1810792920981" calcext:value-type="float">
            <text:p>-2.1810792920981</text:p>
          </table:table-cell>
          <table:table-cell table:formula="of:=1" office:value-type="float" office:value="1" calcext:value-type="float">
            <text:p>1</text:p>
          </table:table-cell>
          <table:table-cell table:formula="of:=[.B13]-POWER([.B11];2)-POWER([.B12];2)" office:value-type="float" office:value="-0.00000000014607648424" calcext:value-type="float">
            <text:p>-1.4607648424203E-10</text:p>
          </table:table-cell>
          <table:table-cell table:number-columns-repeated="12"/>
        </table:table-row>
        <calcext:conditional-formats>
          <calcext:conditional-format calcext:target-range-address="Portafolio.H5:Portafolio.H5">
            <calcext:condition calcext:apply-style-name="Good" calcext:value="&lt;=[.I2]" calcext:base-cell-address="Portafolio.H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35:25.502443278</meta:creation-date>
    <dc:date>2023-02-15T10:51:52.151449784</dc:date>
    <meta:editing-duration>PT1H16M28S</meta:editing-duration>
    <meta:editing-cycles>1</meta:editing-cycles>
    <meta:document-statistic meta:table-count="2" meta:cell-count="196" meta:object-count="0"/>
    <meta:generator>LibreOffice/7.5.0.3$Linux_X86_64 LibreOffice_project/50$Build-3</meta:generator>
  </office:meta>
</office:document-meta>
</file>